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y( HandlerFunction &lt; T &gt;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fErrorHandler( Predicate &lt; Throwable &gt; predicate , BiFunction &lt; Throwable , ServerRequest , T &gt; errorHandl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ndThen( HandlerFilterFunction &lt; T , T &gt; af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fResponseProcessor( BiFunction &lt; ServerRequest , T , R &gt; response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fRequestProcessor( Function &lt; ServerRequest , ServerRequest &gt; request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